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eek 1 Assign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ash</text:p>
          </table:table-cell>
          <table:table-cell office:value-type="string" calcext:value-type="string">
            <text:p>Peersia</text:p>
          </table:table-cell>
          <table:table-cell office:value-type="string" calcext:value-type="string">
            <text:p>hpeersia@poets.whittier.edu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Peinado</text:p>
          </table:table-cell>
          <table:table-cell office:value-type="string" calcext:value-type="string">
            <text:p>ipeinado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rpowell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office:value-type="string" calcext:value-type="string">
            <text:p>epradhan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groop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jsingh4@poets.whittier.edu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kstephen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jterry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8-29">00/00/0000</text:date>, <text:time style:data-style-name="N2" text:time-value="08:43:31.15095049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08-29T08:47:47.051769524</dc:date>
    <meta:editing-duration>PT20H52M40S</meta:editing-duration>
    <meta:editing-cycles>92</meta:editing-cycles>
    <meta:document-statistic meta:table-count="1" meta:cell-count="56" meta:object-count="0"/>
  </office:meta>
</office:document-meta>
</file>